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62])" office:value-type="float" office:value="106.75" calcext:value-type="float">
            <text:p>106,75</text:p>
          </table:table-cell>
        </table:table-row>
        <table:table-row table:style-name="ro1">
          <table:table-cell table:number-columns-repeated="5"/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7]*[.E7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1]*[.E1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12]*[.E12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13]*[.E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14]*[.E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.5" calcext:value-type="float">
            <text:p>0,5</text:p>
          </table:table-cell>
          <table:table-cell table:formula="of:=[.C16]*[.E16]" office:value-type="float" office:value="5.75" calcext:value-type="float">
            <text:p>5,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7]*[.E17]" office:value-type="float" office:value="7" calcext:value-type="float">
            <text:p>7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8]*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9]*[.E1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2]*[.E2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4]*[.E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25]*[.E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COURT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8">00/00/0000</text:date>, <text:time style:data-style-name="N2" text:time-value="19:32:31.830139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1-07-28T20:51:57.293786782</dc:date>
    <meta:editing-duration>PT6H48M27S</meta:editing-duration>
    <meta:editing-cycles>10</meta:editing-cycles>
    <meta:generator>LibreOffice/5.1.6.2$Linux_X86_64 LibreOffice_project/10m0$Build-2</meta:generator>
    <meta:document-statistic meta:table-count="1" meta:cell-count="790" meta:object-count="0"/>
  </office:meta>
</office:document-meta>
</file>